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;[.K36])" office:value-type="float" office:value="120000">
            <text:p>12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H61])" office:value-type="float" office:value="58100">
            <text:p>581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61900">
            <text:p>619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8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-4300">
            <text:p>-4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9600">
            <text:p>9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4-03">
            <text:p>04/03/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table:number-columns-repeated="2"/>
          <table:table-cell table:style-name="ce2" table:formula="of:=SUM([.B34:.F34])" office:value-type="float" office:value="22900">
            <text:p>22900</text:p>
          </table:table-cell>
          <table:table-cell table:formula="of:=SUM([.B53:.F53])" office:value-type="float" office:value="1171.11111111111">
            <text:p>1171.1111111111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71.11111111111">
            <text:p>1171.111111111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71.11111111111">
            <text:p>1171.1111111111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71.11111111111">
            <text:p>1171.1111111111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53:.F53])" office:value-type="float" office:value="1171.11111111111">
            <text:p>1171.1111111111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B53:.F53])" office:value-type="float" office:value="1171.11111111111">
            <text:p>1171.111111111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5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53:.F53])" office:value-type="float" office:value="1171.11111111111">
            <text:p>1171.111111111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2"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B53:.F53])" office:value-type="float" office:value="1171.11111111111">
            <text:p>1171.1111111111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office:value-type="string">
            <text:p>-Gena</text:p>
          </table:table-cell>
          <table:table-cell/>
          <table:table-cell table:formula="of:=SUM([.C53:.F53])" office:value-type="float" office:value="743.333333333333">
            <text:p>743.333333333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3];[.D53];[.E53])" office:value-type="float" office:value="837.777777777778">
            <text:p>837.7777777778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3"/>
          <table:table-cell office:value-type="string">
            <text:p>֊Tina</text:p>
          </table:table-cell>
          <table:table-cell/>
          <table:table-cell table:formula="of:=SUM([.B53:.F53])" office:value-type="float" office:value="1171.11111111111">
            <text:p>1171.1111111111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71.11111111111">
            <text:p>1171.111111111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1171.11111111111">
            <text:p>1171.1111111111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1171.11111111111">
            <text:p>1171.1111111111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1171.11111111111">
            <text:p>1171.111111111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21" office:value-type="float" office:value="0">
            <text:p>0</text:p>
          </table:table-cell>
          <table:table-cell table:formula="of:=[.F34]/19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E53];[.F53])" office:value-type="float" office:value="743.333333333333">
            <text:p>743.333333333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71.11111111111">
            <text:p>1171.111111111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:.F53])" office:value-type="float" office:value="743.333333333333">
            <text:p>743.3333333333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53];[.F53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)" office:value-type="float" office:value="761.111111111111">
            <text:p>761.1111111111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71.11111111111">
            <text:p>1171.111111111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1171.11111111111">
            <text:p>1171.111111111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22900">
            <text:p>22900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3/16/2016</text:date>, <text:time>12:3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16T12:36:16</dc:date>
    <meta:editing-duration>P5DT13H6M7S</meta:editing-duration>
    <meta:editing-cycles>2061</meta:editing-cycles>
    <meta:generator>OpenOffice/4.1.1$Unix OpenOffice.org_project/411m6$Build-9775</meta:generator>
    <dc:creator>Hasmik Dabaghyan</dc:creator>
    <meta:document-statistic meta:table-count="12" meta:cell-count="4961" meta:object-count="0"/>
  </office:meta>
</office:document-meta>
</file>